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officeooo:paragraph-rsid="002ce283"/>
    </style:style>
    <style:style style:name="P16"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1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8"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272469" style:font-size-asian="12pt" style:font-size-complex="12pt"/>
    </style:style>
    <style:style style:name="T6" style:family="text">
      <style:text-properties officeooo:rsid="00198b52"/>
    </style:style>
    <style:style style:name="T7" style:family="text">
      <style:text-properties officeooo:rsid="001b3b7f"/>
    </style:style>
    <style:style style:name="T8" style:family="text">
      <style:text-properties officeooo:rsid="0023cadb"/>
    </style:style>
    <style:style style:name="T9" style:family="text">
      <style:text-properties officeooo:rsid="00242902"/>
    </style:style>
    <style:style style:name="T10" style:family="text">
      <style:text-properties officeooo:rsid="002650cf"/>
    </style:style>
    <style:style style:name="T11" style:family="text">
      <style:text-properties officeooo:rsid="002b4a94"/>
    </style:style>
    <style:style style:name="T12" style:family="text">
      <style:text-properties style:font-name="monospace" fo:font-size="9pt" fo:padding="0in" fo:border="none"/>
    </style:style>
    <style:style style:name="T13" style:family="text">
      <style:text-properties style:font-name="monospace" fo:font-size="9pt" officeooo:rsid="002d8ee6" fo:padding="0in"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6">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7">http://www.deeplearningbook.org/contents/part_practical.html</text:span></text:p>
      <text:p text:style-name="P7"><text:s text:c="3"/>Is this changing with my thesis work and the new articles I'm basing it on? Super resolution or coloring is not something a human can do easily and fast. </text:p>
      <text:p text:style-name="P4"/>
      <text:p text:style-name="P10"/>
      <text:p text:style-name="P8">Jag tänker använda <text:span text:style-name="T8">det förtränade nätet från colorization som initialisering och sedan träna om det </text:span></text:p>
      <text:p text:style-name="P9">för att acceptera 3 channel input</text:p>
      <text:p text:style-name="P8"/>
      <text:p text:style-name="P8">We find the k-nearest neighbors to Yh,w in the output space and weight them proportionally to their distance from the ground truth using a Gaussian kernel. <text:span text:style-name="T9">Vad menar de? Bygger en probability karta för rätt svar. </text:span></text:p>
      <text:p text:style-name="P8"/>
      <text:p text:style-name="P8">In this paper we combine the benefits of these two approaches. <text:span text:style-name="T10">Vad menas? Feed forward conv net och perceptual loss.</text:span></text:p>
      <text:p text:style-name="P12"/>
      <text:p text:style-name="P13">För att hitta bilder måste jag veta vilken storlek bilderna ska vara i. </text:p>
      <text:p text:style-name="P13"/>
      <text:p text:style-name="P15"><text:span text:style-name="T5">Colorization verkar kunna ta bilder av olika storlekar, men hur går det ihop med inputlagret i nätet? Det går att använda ”convert -resize 256x256\! Filnamn nytt_filnamn” i batch för att trycka ihop bilder.</text:span></text:p>
      <text:p text:style-name="P17"><text:span text:style-name="Source_20_Text"><text:span text:style-name="T12">for name in /path/to/imagenet/val/*.JPEG; do</text:span></text:span></text:p>
      <text:p text:style-name="P16"><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16"><text:span text:style-name="Source_20_Text"><text:span text:style-name="T2">done</text:span></text:span></text:p>
      <text:p text:style-name="P18"><text:span text:style-name="Source_20_Text"><text:span text:style-name="T13">convert -resize 256x256 oldname newname</text:span></text:span></text:p>
      <text:p text:style-name="P13"/>
      <text:p text:style-name="P14">Colorization demot använder linjär interpolering med resize från skimage.transform så att bilden blir 224x224. Lika bra att <text:span text:style-name="T11">resiza i förväg, snabbare förmodligen upp det. Börja med att skala om icke-uniformt. En möjlig förbättring är att skala bilden och sedan beskära den för att behålla perspektivet i bilden. </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02T14:35:08.761317155</dc:date>
    <meta:editing-duration>PT11H35M14S</meta:editing-duration>
    <meta:editing-cycles>23</meta:editing-cycles>
    <meta:document-statistic meta:table-count="0" meta:image-count="0" meta:object-count="0" meta:page-count="1" meta:paragraph-count="17" meta:word-count="326" meta:character-count="2120" meta:non-whitespace-character-count="1798"/>
  </office:meta>
</office:document-meta>
</file>